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www.designjunction.in/index.html</text:p>
      <text:p text:style-name="Standard">La página web no vende ningún producto físico, sino que se centra en ofrecer servicios de diseño gráfico.</text:p>
      <text:p text:style-name="Standard">Sin embargo, según el contenido de la página, parece que está dirigida a empresas y organizaciones que buscan servicios de diseño gráfico.</text:p>
      <text:p text:style-name="Standard">https://wilsonminer.com/</text:p>
      <text:p text:style-name="Standard">En su sitio web, Wilson Miner comparte información sobre su experiencia laboral, proyectos anteriores y habilidades diseñador de productos en Facebook, diseñador líder en Rdio y cofundador de EveryBlock</text:p>
      <text:p text:style-name="Standard">https://silverbackapp.com/</text:p>
      <text:p text:style-name="Standard">se puede encontrar información sobre el software Silverback en la página de inicio del sitio web.</text:p>
      <text:p text:style-name="Standard">https://www.godaddy.com/es-es</text:p>
      <text:p text:style-name="Standard">una empresa que ofrece servicios de registro de dominios, alojamiento web, correo electrónico y marketing digital</text:p>
      <text:p text:style-name="Standard">https://bureauofworks.com.au/</text:p>
      <text:p text:style-name="Standard"><text:s/>El sitio web proporciona información sobre los servicios que ofrece Bureau of Works, como producción, desarrollo de mercado, curaduría de eventos, planificación estratégica, facilitación, gestión de proyectos, investigación y redacción de subvencion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3:26:41.264428624</meta:creation-date>
    <dc:date>2024-01-12T13:27:17.558327439</dc:date>
    <meta:editing-duration>PT37S</meta:editing-duration>
    <meta:editing-cycles>1</meta:editing-cycles>
    <meta:document-statistic meta:table-count="0" meta:image-count="0" meta:object-count="0" meta:page-count="1" meta:paragraph-count="11" meta:word-count="138" meta:character-count="1054" meta:non-whitespace-character-count="926"/>
    <meta:generator>LibreOffice/7.4.2.3$Linux_X86_64 LibreOffice_project/40$Build-3</meta:generator>
  </office:meta>
</office:document-meta>
</file>